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DI Transpose...</text:p>
      <text:p text:style-name="Standard"/>
      <text:p text:style-name="Standard">Assume the chord is rooted on the lowest note played in the chord</text:p>
      <text:p text:style-name="Standard">Transpose all the notes so that the lowest note in the chord is played as the note played on the controller keyboard</text:p>
      <text:p text:style-name="Standard">Do not restart the sequence...</text:p>
      <text:p text:style-name="Standard"/>
      <text:p text:style-name="Standard">Key Transpose</text:p>
      <text:p text:style-name="Standard"/>
      <text:p text:style-name="Standard">Assume the chord is rooted on the lowest note played in the chord</text:p>
      <text:p text:style-name="Standard">Detent corresponds to no shift</text:p>
      <text:p text:style-name="Standard">Shift the sequence directly</text:p>
      <text:p text:style-name="Standard">Do not restart the sequence...</text:p>
      <text:p text:style-name="Standard"/>
      <text:p text:style-name="Standard">Force to scale</text:p>
      <text:p text:style-name="Standard"/>
      <text:p text:style-name="Standard">Scale based on the lowest note of the played chord prior to transpose</text:p>
      <text:p text:style-name="Standard">Mode is defined by a force to scale menu</text:p>
      <text:p text:style-name="Standard">Out of scale notes forced higher</text:p>
      <text:p text:style-name="Standard"/>
      <text:p text:style-name="Standard">Chord Gate Mode</text:p>
      <text:p text:style-name="Standard"/>
      <text:p text:style-name="Standard">No arpeggio playing</text:p>
      <text:p text:style-name="Standard">Rather the held chord is gated in accordance with the pattern sequenc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6H24M58S</meta:editing-duration>
    <meta:editing-cycles>3</meta:editing-cycles>
    <meta:generator>OpenOffice.org/3.2$Win32 OpenOffice.org_project/320m18$Build-9502</meta:generator>
    <dc:date>2013-07-10T23:22:48.39</dc:date>
    <meta:document-statistic meta:table-count="0" meta:image-count="0" meta:object-count="0" meta:page-count="1" meta:paragraph-count="16" meta:word-count="120" meta:character-count="653"/>
    <dc:creator>Jason Hotchkiss</dc:creator>
    <meta:user-defined meta:name="Info 1"/>
    <meta:user-defined meta:name="Info 2"/>
    <meta:user-defined meta:name="Info 3"/>
    <meta:user-defined meta:name="Info 4"/>
  </office:meta>
</office:document-meta>
</file>